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@FHWS0192:~/Downloads/franchisemultimenu$ curl -X POST "https://xfznfefqdpsuwufxqxat.supabase.co/auth/v1/token?grant_type=password" \ <text:s text:c="13"/>curl -X POST "https://xfznfefqdpsuwufxqxat.supabase.co/auth/v1/token?grant_type=password" \</text:p>
      <text:p text:style-name="Standard"><text:s text:c="2"/>-H "apikey: eyJhbGciOiJIUzI1NiIsInR5cCI6IkpXVCJ9.eyJpc3MiOiJzdXBhYmFzZSIsInJlZiI6Inhmem5mZWZxZHBzdXd1ZnhxeGF0Iiwicm9sZSI6ImFub24iLCJpYXQiOjE3Njc4NjY3NTQsImV4cCI6MjA4MzQ0Mjc1NH0.0XQFXeRkl1sMX-MTZXg6BFjqIhQBFttP1Lp_Bau0q64" \</text:p>
      <text:p text:style-name="Standard"><text:s text:c="2"/>-H "Content-Type: application/json" \</text:p>
      <text:p text:style-name="Standard"><text:s text:c="2"/>-d '{ <text:s text:c="19"/></text:p>
      <text:p text:style-name="Standard"><text:s text:c="4"/>"email": "hq@test.com",</text:p>
      <text:p text:style-name="Standard"><text:s text:c="4"/>"password": "HqPass123!"</text:p>
      <text:p text:style-name="Standard"><text:s text:c="2"/>}'</text:p>
      <text:p text:style-name="Standard">{"access_token":"eyJhbGciOiJFUzI1NiIsImtpZCI6IjYzNTJiMzY2LWIxZGYtNGQ4Yy05M2UwLTY0YzEzYzljOGU5NSIsInR5cCI6IkpXVCJ9.eyJpc3MiOiJodHRwczovL3hmem5mZWZxZHBzdXd1ZnhxeGF0LnN1cGFiYXNlLmNvL2F1dGgvdjEiLCJzdWIiOiI4ZDRiODJiYS03NjE3LTRmNWYtODQ3NC1iMWMxMmNiNWM5YmYiLCJhdWQiOiJhdXRoZW50aWNhdGVkIiwiZXhwIjoxNzY4MTk4Nzc5LCJpYXQiOjE3NjgxOTUxNzksImVtYWlsIjoiaHFAdGVzdC5jb20iLCJwaG9uZSI6IiIsImFwcF9tZXRhZGF0YSI6eyJwcm92aWRlciI6ImVtYWlsIiwicHJvdmlkZXJzIjpbImVtYWlsIl19LCJ1c2VyX21ldGFkYXRhIjp7ImVtYWlsX3ZlcmlmaWVkIjp0cnVlfSwicm9sZSI6ImF1dGhlbnRpY2F0ZWQiLCJhYWwiOiJhYWwxIiwiYW1yIjpbeyJtZXRob2QiOiJwYXNzd29yZCIsInRpbWVzdGFtcCI6MTc2ODE5NTE3OX1dLCJzZXNzaW9uX2lkIjoiMWE2NGEzZWMtNjIxMy00N2VkLTg1OWMtYmU2NjFiY2IwMTBkIiwiaXNfYW5vbnltb3VzIjpmYWxzZX0.vUmjQASsHakm17HUCwE8heGjtGExFwQDjSeuixGLTs07N3ZsE40PIT5J4iYZcaznNC9wgXpXcz8T9Kyq2TvUIw","token_type":"bearer","expires_in":3600,"expires_at":1768198779,"refresh_token":"qhpi4ayctzmu","user":{"id":"8d4b82ba-7617-4f5f-8474-b1c12cb5c9bf","aud":"authenticated","role":"authenticated","email":"<text:a xlink:type="simple" xlink:href="mailto:hq@test.com" text:style-name="Internet_20_link" text:visited-style-name="Visited_20_Internet_20_Link">hq@test.com</text:a>","email_confirmed_at":"2026-01-09T06:27:30.169815Z","phone":"","confirmed_at":"2026-01-09T06:27:30.169815Z","last_sign_in_at":"2026-01-12T05:19:39.695337041Z","app_metadata":{"provider":"email","providers":["email"]},"user_metadata":{"email_verified":true},"identities":[{"identity_id":"a71c9f31-bcdc-46d7-a172-3e9795c65f43","id":"8d4b82ba-7617-4f5f-8474-b1c12cb5c9bf","user_id":"8d4b82ba-7617-4f5f-8474-b1c12cb5c9bf","identity_data":{"email":"hq@test.com","email_verified":false,"phone_verified":false,"sub":"8d4b82ba-7617-4f5f-8474-b1c12cb5c9bf"},"provider":"email","last_sign_in_at":"2026-01-09T06:27:30.154685Z","created_at":"2026-01-09T06:27:30.154737Z","updated_at":"2026-01-09T06:27:30.154737Z","email":"hq@test.com"}],"created_at":"2026-01-09T06:27:30.135263Z","updated_at":"2026-01-12T05:19:39.776991Z","is_anonymous":false},"weak_password":null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v@FHWS0192:~/Dowcurl -X PUT http://localhost:5000/api/menu/dbb4ad3c-dfb4-47ec-91da-d6e847455fb9 \b4-47ec-91da-d6e847455fb9 \</text:p>
      <text:p text:style-name="Standard"><text:s text:c="2"/>-H "Authorization: Bearer eyJhbGciOiJFUzI1NiIsImtpZCI6IjYzNTJiMzY2LWIxZGYtNGQ4Yy05M2UwLTY0YzEzYzljOGU5NSIsInR5cCI6IkpXVCJ9.eyJpc3MiOiJodHRwczovL3hmem5mZWZxZHBzdXd1ZnhxeGF0Ln<text:soft-page-break/>N1cGFiYXNlLmNvL2F1dGgvdjEiLCJzdWIiOiI4ZDRiODJiYS03NjE3LTRmNWYtODQ3NC1iMWMxMmNiNWM5YmYiLCJhdWQiOiJhdXRoZW50aWNhdGVkIiwiZXhwIjoxNzY4MTk4Nzc5LCJpYXQiOjE3NjgxOTUxNzksImVtYWlsIjoiaHFAdGVzdC5jb20iLCJwaG9uZSI6IiIsImFwcF9tZXRhZGF0YSI6eyJwcm92aWRlciI6ImVtYWlsIiwicHJvdmlkZXJzIjpbImVtYWlsIl19LCJ1c2VyX21ldGFkYXRhIjp7ImVtYWlsX3ZlcmlmaWVkIjp0cnVlfSwicm9sZSI6ImF1dGhlbnRpY2F0ZWQiLCJhYWwiOiJhYWwxIiwiYW1yIjpbeyJtZXRob2QiOiJwYXNzd29yZCIsInRpbWVzdGFtcCI6MTc2ODE5NTE3OX1dLCJzZXNzaW9uX2lkIjoiMWE2NGEzZWMtNjIxMy00N2VkLTg1OWMtYmU2NjFiY2IwMTBkIiwiaXNfYW5vbnltb3VzIjpmYWxzZX0.vUmjQASsHakm17HUCwE8heGjtGExFwQDjSeuixGLTs07N3ZsE40PIT5J4iYZcaznNC9wgXpXcz8T9Kyq2TvUIw" \</text:p>
      <text:p text:style-name="Standard"><text:s text:c="2"/>-H "Content-Type: application/json" \</text:p>
      <text:p text:style-name="Standard"><text:s text:c="2"/>-d '{</text:p>
      <text:p text:style-name="Standard"><text:s text:c="4"/>"name": "Paneer Butter Masala Extra",</text:p>
      <text:p text:style-name="Standard"><text:s text:c="4"/>"price": 240,</text:p>
      <text:p text:style-name="Standard"><text:s text:c="4"/>"category": "Main Course",</text:p>
      <text:p text:style-name="Standard"><text:s text:c="4"/>"is_active": true</text:p>
      <text:p text:style-name="Standard"><text:s text:c="2"/>}'</text:p>
      <text:p text:style-name="Standard">{"message":"Menu item updated successfully","menu":{"id":"dbb4ad3c-dfb4-47ec-91da-d6e847455fb9","name":"Paneer Butter Masala Extra","price":240,"category":"Main Course","is_active":true,"created_at":"2026-01-09T07:17:40.954173+00:00","updated_at":"2026-01-09T07:17:40.954173+00:00"}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0:50:54.736416431</meta:creation-date>
    <dc:date>2026-01-12T10:54:51.659215416</dc:date>
    <meta:editing-duration>PT3M57S</meta:editing-duration>
    <meta:editing-cycles>1</meta:editing-cycles>
    <meta:document-statistic meta:table-count="0" meta:image-count="0" meta:object-count="0" meta:page-count="2" meta:paragraph-count="18" meta:word-count="65" meta:character-count="3851" meta:non-whitespace-character-count="3731"/>
    <meta:generator>LibreOffice/7.3.7.2$Linux_X86_64 LibreOffice_project/30$Build-2</meta:generator>
  </office:meta>
</office:document-meta>
</file>